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3" style:family="paragraph" style:parent-style-name="Standard">
      <style:paragraph-properties fo:text-align="center" style:justify-single-word="fals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center" style:justify-single-word="fals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ab-stops>
          <style:tab-stop style:position="14.208cm"/>
        </style:tab-stops>
      </style:paragraph-properties>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text-align="center"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start" style:justify-single-word="false"/>
      <style:text-properties fo:font-weight="normal" style:font-weight-asian="normal" style:font-weight-complex="normal"/>
    </style:style>
    <style:style style:name="P12"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normal"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se en application</text:p>
      <text:p text:style-name="P4"/>
      <text:p text:style-name="P1">Arrays</text:p>
      <text:p text:style-name="P1"/>
      <text:p text:style-name="P2">1)</text:p>
      <text:p text:style-name="P2"/>
      <text:p text:style-name="P2">Vous recevez un array contenant des mots formant deux phrases. Transformez cet array en phrases correctes en une instruction.</text:p>
      <text:p text:style-name="P2"/>
      <text:p text:style-name="P2">arrayMots = ["Rien", "ne", "sert", "de", "courir", ";", "il", "faut", "partir", "à", "point.", "Le", "Lièvre", "et", "la", "Tortue", "en", "sont", "un", "témoignage."]</text:p>
      <text:p text:style-name="P1"/>
      <text:p text:style-name="P2">2)</text:p>
      <text:p text:style-name="P2"/>
      <text:p text:style-name="P2">Etant donné la liste de mois suivants, corrigez et complétez cet array pour qu'il contienne tout les mois de l'année.</text:p>
      <text:p text:style-name="P2"/>
      <text:p text:style-name="P2">const moisAnnee = ["Janvier", "Mars", "Mai", "Avril", "Juin", "Juillet", "Août", "Septienbre", "Décembre"]</text:p>
      <text:p text:style-name="P2"/>
      <text:p text:style-name="P2">3)</text:p>
      <text:p text:style-name="P2"/>
      <text:p text:style-name="P2">Vous recevez une liste de noms d'employés et une liste de salaires des employés. Les deux arrays possèdent le même ordre qui fait correspondre employés et salaires. Ecrivez une fonction qui prend une string contenant le nom de l'employé et retourne le salaire de l'employé si l'employé existe ou alors une string indiquant que cet employé n'existe pas.</text:p>
      <text:p text:style-name="P2"/>
      <text:p text:style-name="P2">employes = ['Jean Lefèvre', 'Marie Platain', 'John Leroy', 'Dmitri Zirkov', 'Mohammed Kassab', 'Bénévolence Adebowale', 'Motoko Sawaguri'];</text:p>
      <text:p text:style-name="P7">salaires = [2200, 2100, 3000, 2400, 2000, 3700, 4000];</text:p>
      <text:p text:style-name="P2"/>
      <text:p text:style-name="P2">4)</text:p>
      <text:p text:style-name="P2"/>
      <text:p text:style-name="P2">Un employeur archive le montant du salaire de ses employés dans un dossier par mois et ces dossiers contiennent une fiche par semaine. Cet employeur aimerait disposer d'un programme qui lui permette en entrant une semaine de début et une semaine de fin, de récupérer les fiches correspondantes. Pour vous représentez ces fiches elle ont été mises sous forme d'array. Ecrivez la fonction nécessaire.</text:p>
      <text:p text:style-name="P2"/>
      <text:p text:style-name="P2">janvier = ["fiche1.1", "fiche1.2", "fiche1.3", "fiche1.4"];</text:p>
      <text:p text:style-name="P2">fevrier = ["fiche2.1", "fiche2.2", "fiche2.3", "fiche2.4"];</text:p>
      <text:p text:style-name="P2">mars = ["fiche3.1", "fiche3.2", "fiche3.3", "fiche3.4"];</text:p>
      <text:p text:style-name="P2">avril = ["fiche4.1", "fiche4.2", "fiche4.3", "fiche4.4"];</text:p>
      <text:p text:style-name="P2"><text:soft-page-break/>mai = ["fiche5.1", "fiche5.2", "fiche5.3", "fiche5.4"];</text:p>
      <text:p text:style-name="P2">juin = ["fiche6.1", "fiche6.2", "fiche6.3", "fiche6.4"];</text:p>
      <text:p text:style-name="P2">juillet = ["fiche7.1", "fiche7.2", "fiche7.3", "fiche7.4"];</text:p>
      <text:p text:style-name="P2">août = ["fiche8.1", "fiche8.2", "fiche8.3", "fiche8.4"];</text:p>
      <text:p text:style-name="P2">septembre = ["fiche9.1", "fiche9.2", "fiche9.3", "fiche9.4"];</text:p>
      <text:p text:style-name="P2">octobre = ["fiche10.1", "fiche10.2", "fiche10.3", "fiche10.4"];</text:p>
      <text:p text:style-name="P2">novembre = ["fiche11.1", "fiche11.2", "fiche11.3", "fiche11.4"];</text:p>
      <text:p text:style-name="P2">décembre = ["fiche12.1", "fiche12.2", "fiche12.3", "fiche12.4"];</text:p>
      <text:p text:style-name="P2"/>
      <text:p text:style-name="P2">5)</text:p>
      <text:p text:style-name="P2"/>
      <text:p text:style-name="P5"><text:span text:style-name="T1">Vous recevez des arrays imbriqués, écrivez une fonction qui prend un array imbriqué et "l'aplatit" (</text:span><text:span text:style-name="T2">flatten</text:span><text:span text:style-name="T1"> en Anglais) pour ne plus avoir qu'un seul array qui contient les valeurs dans le même ordre qu'elles vous ont été données.</text:span></text:p>
      <text:p text:style-name="P2"/>
      <text:p text:style-name="P2">Par exemple:</text:p>
      <text:p text:style-name="P2"/>
      <text:p text:style-name="P2">[[1, 3, 6], 8, 4, 2, [1, 1, 1]] =&gt; [1, 3, 6, 8, 4, 2, 1, 1, 1];</text:p>
      <text:p text:style-name="P2"/>
      <text:p text:style-name="P2">Bonus: Soyez-sur que votre fonction puisse retourner un résultat corrects avec plusieurs niveaux d'imbrication.</text:p>
      <text:p text:style-name="P2"/>
      <text:p text:style-name="P2">6) En utilisant la méthode d'array appropriée, donner la moyenne des notes d'une classe qui se trouvent ci-dessous:</text:p>
      <text:p text:style-name="P2"/>
      <text:p text:style-name="P8">88, 77, 54, 0, 91, 89, 69, 67, 82, 51, 72, 52, 91, 49, 66, 81</text:p>
      <text:p text:style-name="P8"/>
      <text:p text:style-name="P5"><text:span text:style-name="T1">Résultat attendu: </text:span><text:span text:style-name="T4">67.4375 </text:span><text:span text:style-name="T5">(Arrondi acceptés)</text:span></text:p>
      <text:p text:style-name="P8"/>
      <text:p text:style-name="P2">7) En utilisant la méthode d'array appropriée, classez les chiffres ci-dessous par ordre "alphabétique" (c'est à dire comme dans un dictionnaire tous les 1 en premiers, puis tous les 2, etc.)</text:p>
      <text:p text:style-name="P2"/>
      <text:p text:style-name="P8">17, 1, <text:s/>33, 111, 27, 3, 27, 22, 1323</text:p>
      <text:p text:style-name="P8"/>
      <text:p text:style-name="P5"><text:span text:style-name="T1">Résultat attendu: </text:span><text:span text:style-name="T4">1, 111, 1323, 17, 22, 27, 27, 3, 33</text:span></text:p>
      <text:p text:style-name="P5"><text:span text:style-name="T4"/></text:p>
      <text:p text:style-name="P11"><text:span text:style-name="T3">8) En utilisant la méthode appropriée, ne gardez seulement que les noms commençant par la lettre A dans la liste suivante:</text:span></text:p>
      <text:p text:style-name="P11"><text:span text:style-name="T3"/></text:p>
      <text:p text:style-name="P12"><text:span text:style-name="T3">Brenda, Amelia, Kate, Kayla, Jackie, Daria, Anna</text:span></text:p>
      <text:p text:style-name="P12"><text:span text:style-name="T3"/></text:p>
      <text:p text:style-name="P10"><text:span text:style-name="T3">Résultat attendu: Amelia, Anna</text:span></text:p>
      <text:p text:style-name="P10"><text:span text:style-name="T3"/></text:p>
      <text:p text:style-name="P10"><text:span text:style-name="T3"/></text:p>
      <text:p text:style-name="P10"><text:soft-page-break/><text:span text:style-name="T3"/></text:p>
      <text:p text:style-name="P10"><text:span text:style-name="T3">9) En utilisant la méthode appropriée, trouvez le premier chiffre qui est divisible par 3 sans laisser de reste dans la liste suivante:</text:span></text:p>
      <text:p text:style-name="P10"><text:span text:style-name="T3"/></text:p>
      <text:p text:style-name="P12"><text:span text:style-name="T3">23, 13, 44, 7, 27, 38, 71, 19</text:span></text:p>
      <text:p text:style-name="P12"><text:span text:style-name="T3"/></text:p>
      <text:p text:style-name="P11"><text:span text:style-name="T3">Résultat attendu: 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48M39S</meta:editing-duration>
    <meta:editing-cycles>34</meta:editing-cycles>
    <meta:generator>OpenOffice/4.1.7$Win32 OpenOffice.org_project/417m1$Build-9800</meta:generator>
    <dc:date>2020-08-30T23:37:32.05</dc:date>
    <meta:document-statistic meta:table-count="0" meta:image-count="0" meta:object-count="0" meta:page-count="3" meta:paragraph-count="43" meta:word-count="530" meta:character-count="3502"/>
    <meta:user-defined meta:name="Info 1"/>
    <meta:user-defined meta:name="Info 2"/>
    <meta:user-defined meta:name="Info 3"/>
    <meta:user-defined meta:name="Info 4"/>
  </office:meta>
</office:document-meta>
</file>